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F0000037B7A05BC99.png" manifest:media-type="image/png"/>
  <manifest:file-entry manifest:full-path="Pictures/100002010000025800000083861009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49cm" svg:height="1.145cm" svg:x="1cm" svg:y="1cm">
          <draw:image xlink:href="Pictures/10000201000002580000008386100950.png" xlink:type="simple" xlink:show="embed" xlink:actuate="onLoad">
            <text:p/>
          </draw:image>
        </draw:frame>
        <draw:frame draw:style-name="gr2" draw:text-style-name="P3" draw:layer="layout" svg:width="9.671cm" svg:height="1.501cm" svg:x="10.329cm" svg:y="0.8cm">
          <draw:text-box>
            <text:p text:style-name="P2"><text:span text:style-name="T1">Notebook Keyboard Shortcuts</text:span></text:p>
            <text:p text:style-name="P2"><text:span text:style-name="T2">for GNU/Linux</text:span></text:p>
          </draw:text-box>
        </draw:frame>
        <draw:frame draw:style-name="gr1" draw:text-style-name="P1" draw:layer="layout" svg:width="24.905cm" svg:height="18.026cm" draw:transform="rotate (-1.5707963267949) translate (19.9cm 3.641cm)">
          <draw:image xlink:href="Pictures/10000000000004CF0000037B7A05BC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22:49:29.229573000</meta:creation-date>
    <dc:date>2016-10-23T23:19:13.293590000</dc:date>
    <meta:editing-duration>PT14M33S</meta:editing-duration>
    <meta:editing-cycles>3</meta:editing-cycles>
    <meta:generator>LibreOffice/4.4.0.3$MacOSX_X86_64 LibreOffice_project/de093506bcdc5fafd9023ee680b8c60e3e0645d7</meta:generator>
    <meta:document-statistic meta:object-count="3"/>
  </office:meta>
</office:document-meta>
</file>